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2cm" svg:stroke-color="#cfe7f5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svg:stroke-color="#cfe7f5" draw:marker-start="Arrowheads_20_1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cfe7f5" draw:marker-start="Arrowheads_20_1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cfe7f5" draw:marker-start="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cfe7f5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fill="solid" draw:fill-color="#ffcc99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12" style:family="graphic" style:parent-style-name="standard">
      <style:graphic-properties draw:stroke="solid" svg:stroke-width="0.1cm" svg:stroke-color="#008000" draw:marker-start-width="0.35cm" draw:marker-end-width="0.3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1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2cm" fo:min-width="1.1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3366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color="#0000ff" fo:font-size="18pt" style:font-size-asian="18pt" style:font-size-complex="18pt"/>
    </style:style>
    <style:style style:name="P4" style:family="paragraph">
      <style:text-properties fo:color="#ff3333" fo:font-size="18pt" style:font-size-asian="18pt" style:font-size-complex="18pt"/>
    </style:style>
    <style:style style:name="P5" style:family="paragraph">
      <style:text-properties fo:color="#0000ff" fo:font-size="18pt" style:font-size-asian="18pt" style:font-size-complex="18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fo:color="#ff3366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ff" fo:font-size="18pt" style:font-size-asian="18pt" style:font-size-complex="18pt"/>
    </style:style>
    <style:style style:name="T6" style:family="text">
      <style:text-properties fo:color="#0000ff" style:text-position="super 58%" fo:font-size="18pt" style:font-size-asian="18pt" style:font-size-complex="18pt"/>
    </style:style>
    <style:style style:name="T7" style:family="text">
      <style:text-properties fo:color="#ff3333" fo:font-size="18pt" style:font-size-asian="18pt" style:font-size-complex="18pt"/>
    </style:style>
    <style:style style:name="T8" style:family="text">
      <style:text-properties fo:color="#0000ff"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259cm" svg:height="5.613cm" draw:transform="rotate (1.57847577550367) translate (2.612cm 14.4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8.364cm" svg:height="5.611cm" draw:transform="rotate (-1.57795217672807) translate (24.77cm 6.179cm)">
          <text:p text:style-name="P1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1" draw:layer="layout" svg:width="4.486cm" svg:height="1.673cm" svg:x="3.314cm" svg:y="9.527cm">
          <draw:text-box>
            <text:p text:style-name="P1">Compressor / </text:p>
            <text:p text:style-name="P1">Pump</text:p>
          </draw:text-box>
        </draw:frame>
        <draw:frame draw:style-name="gr4" draw:text-style-name="P1" draw:layer="layout" svg:width="2.623cm" svg:height="0.962cm" svg:x="20.9cm" svg:y="9.8cm">
          <draw:text-box>
            <text:p>Turbine</text:p>
          </draw:text-box>
        </draw:frame>
        <draw:custom-shape draw:style-name="gr1" draw:text-style-name="P1" draw:layer="layout" svg:width="5.1cm" svg:height="2.8cm" svg:x="10.4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3.597cm" svg:height="0.962cm" svg:x="11.1cm" svg:y="16.9cm">
          <draw:text-box>
            <text:p>Condenser</text:p>
          </draw:text-box>
        </draw:frame>
        <draw:line draw:style-name="gr5" draw:text-style-name="P1" draw:layer="layout" svg:x1="5.8cm" svg:y1="7.8cm" svg:x2="5.8cm" svg:y2="5.8cm">
          <text:p/>
        </draw:line>
        <draw:line draw:style-name="gr6" draw:text-style-name="P1" draw:layer="layout" svg:x1="10.399cm" svg:y1="5.8cm" svg:x2="5.801cm" svg:y2="5.8cm">
          <text:p/>
        </draw:line>
        <draw:line draw:style-name="gr7" draw:text-style-name="P1" draw:layer="layout" svg:x1="20.2cm" svg:y1="8cm" svg:x2="20.2cm" svg:y2="5.8cm">
          <text:p/>
        </draw:line>
        <draw:line draw:style-name="gr5" draw:text-style-name="P1" draw:layer="layout" svg:x1="24cm" svg:y1="17.4cm" svg:x2="24cm" svg:y2="14.2cm">
          <text:p/>
        </draw:line>
        <draw:line draw:style-name="gr8" draw:text-style-name="P1" draw:layer="layout" svg:x1="24cm" svg:y1="17.4cm" svg:x2="15.598cm" svg:y2="17.398cm">
          <text:p/>
        </draw:line>
        <draw:line draw:style-name="gr9" draw:text-style-name="P1" draw:layer="layout" svg:x1="3.399cm" svg:y1="17.4cm" svg:x2="3.399cm" svg:y2="14.099cm">
          <text:p/>
        </draw:line>
        <draw:line draw:style-name="gr5" draw:text-style-name="P1" draw:layer="layout" svg:x1="10.4cm" svg:y1="17.4cm" svg:x2="3.4cm" svg:y2="17.4cm">
          <text:p/>
        </draw:line>
        <draw:custom-shape draw:style-name="gr10" draw:text-style-name="P1" draw:layer="layout" svg:width="1.629cm" svg:height="2.2cm" svg:x="24.77cm" svg:y="9.199cm">
          <text:p/>
          <draw:enhanced-geometry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" draw:layer="layout" svg:width="2.352cm" svg:height="1.171cm" svg:x="13.1cm" svg:y="2.4cm">
          <draw:text-box>
            <text:p>Q<text:span text:style-name="T1">in</text:span><text:span text:style-name="T2">=</text:span><text:span text:style-name="T3">Q</text:span><text:span text:style-name="T1">1</text:span></text:p>
          </draw:text-box>
        </draw:frame>
        <draw:frame draw:style-name="gr4" draw:layer="layout" svg:width="2.576cm" svg:height="1.171cm" svg:x="13.536cm" svg:y="19.429cm">
          <draw:text-box>
            <text:p>Q<text:span text:style-name="T1">out</text:span><text:span text:style-name="T2">=Q</text:span><text:span text:style-name="T1">2</text:span></text:p>
          </draw:text-box>
        </draw:frame>
        <draw:custom-shape draw:style-name="gr1" draw:text-style-name="P1" draw:layer="layout" svg:width="0.6cm" svg:height="1.6cm" svg:x="12.6cm" svg:y="2.8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cm" svg:height="1.401cm" svg:x="12.7cm" svg:y="18.79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layer="layout" svg:width="3cm" svg:height="1.171cm" svg:x="24.77cm" svg:y="11.5cm">
          <draw:text-box>
            <text:p><text:span text:style-name="T2">W</text:span><text:span text:style-name="T1">out</text:span><text:span text:style-name="T2">=W</text:span><text:span text:style-name="T1">T</text:span></text:p>
          </draw:text-box>
        </draw:frame>
        <draw:frame draw:style-name="gr12" draw:text-style-name="P2" draw:layer="layout" svg:width="5.436cm" svg:height="1.138cm" svg:x="10.95cm" svg:y="0.45cm">
          <draw:text-box>
            <text:p><text:span text:style-name="T4">Rankine Cycle</text:span></text:p>
          </draw:text-box>
        </draw:frame>
        <draw:custom-shape draw:style-name="gr1" draw:text-style-name="P1" draw:layer="layout" svg:width="5.1cm" svg:height="2.8cm" svg:x="10.399cm" svg:y="4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2.119cm" svg:height="0.962cm" svg:x="12cm" svg:y="5.301cm">
          <draw:text-box>
            <text:p>Boiler</text:p>
          </draw:text-box>
        </draw:frame>
        <draw:line draw:style-name="gr5" draw:text-style-name="P1" draw:layer="layout" svg:x1="20.2cm" svg:y1="5.8cm" svg:x2="15.499cm" svg:y2="5.8cm">
          <text:p/>
        </draw:line>
        <draw:custom-shape draw:style-name="gr10" draw:text-style-name="P1" draw:layer="layout" svg:width="1.629cm" svg:height="2.2cm" svg:x="0.971cm" svg:y="9.2cm">
          <text:p/>
          <draw:enhanced-geometry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1" draw:layer="layout" svg:width="2.8cm" svg:height="1.171cm" svg:x="0cm" svg:y="11.5cm">
          <draw:text-box>
            <text:p>W<text:span text:style-name="T1">in</text:span><text:span text:style-name="T2">=W</text:span><text:span text:style-name="T1">p</text:span></text:p>
          </draw:text-box>
        </draw:frame>
        <draw:frame draw:style-name="gr13" draw:text-style-name="P3" draw:layer="layout" svg:width="2.4cm" svg:height="1.697cm" svg:x="15.8cm" svg:y="4.1cm">
          <draw:text-box>
            <text:p text:style-name="P3"><text:span text:style-name="T5">65 bar</text:span></text:p>
            <text:p text:style-name="P3"><text:span text:style-name="T5">400</text:span><text:span text:style-name="T6">o</text:span><text:span text:style-name="T5">C</text:span></text:p>
          </draw:text-box>
        </draw:frame>
        <draw:frame draw:style-name="gr14" draw:text-style-name="P4" draw:layer="layout" svg:width="1cm" svg:height="1.002cm" svg:x="4.4cm" svg:y="5.4cm">
          <draw:text-box>
            <text:p><text:span text:style-name="T7">4</text:span></text:p>
          </draw:text-box>
        </draw:frame>
        <draw:frame draw:style-name="gr13" draw:text-style-name="P4" draw:layer="layout" svg:width="1cm" svg:height="1.2cm" svg:x="22.7cm" svg:y="17.6cm">
          <draw:text-box>
            <text:p><text:span text:style-name="T7">2</text:span></text:p>
          </draw:text-box>
        </draw:frame>
        <draw:frame draw:style-name="gr13" draw:text-style-name="P4" draw:layer="layout" svg:width="1cm" svg:height="1.2cm" svg:x="8.8cm" svg:y="17.7cm">
          <draw:text-box>
            <text:p><text:span text:style-name="T7">3</text:span></text:p>
          </draw:text-box>
        </draw:frame>
        <draw:frame draw:style-name="gr13" draw:text-style-name="P3" draw:layer="layout" svg:width="2.4cm" svg:height="1.697cm" svg:x="17.9cm" svg:y="6.301cm">
          <draw:text-box>
            <text:p text:style-name="P3"><text:span text:style-name="T5">60 bar</text:span></text:p>
            <text:p text:style-name="P3"><text:span text:style-name="T8">380</text:span><text:span text:style-name="T6">o</text:span><text:span text:style-name="T5">C</text:span></text:p>
          </draw:text-box>
        </draw:frame>
        <draw:frame draw:style-name="gr14" draw:text-style-name="P4" draw:layer="layout" svg:width="1cm" svg:height="1.002cm" svg:x="18.9cm" svg:y="4.7cm">
          <draw:text-box>
            <text:p><text:span text:style-name="T7">1</text:span></text:p>
          </draw:text-box>
        </draw:frame>
        <draw:frame draw:style-name="gr13" draw:text-style-name="P3" draw:layer="layout" svg:width="2.8cm" svg:height="1.673cm" svg:x="21.5cm" svg:y="14.602cm">
          <draw:text-box>
            <text:p text:style-name="P3"><text:span text:style-name="T5">0.1 bar</text:span></text:p>
            <text:p text:style-name="P3"><text:span text:style-name="T5">0.9 dry</text:span></text:p>
          </draw:text-box>
        </draw:frame>
        <draw:frame draw:style-name="gr13" draw:text-style-name="P3" draw:layer="layout" svg:width="2.97cm" svg:height="1.2cm" svg:x="6.63cm" svg:y="16.202cm">
          <draw:text-box>
            <text:p text:style-name="P3"><text:span text:style-name="T5">0.09 bar</text:span></text:p>
          </draw:text-box>
        </draw:frame>
        <draw:frame draw:style-name="gr4" draw:text-style-name="P5" draw:layer="layout" svg:width="3.427cm" svg:height="1.673cm" svg:x="3.6cm" svg:y="17.8cm">
          <draw:text-box>
            <text:p text:style-name="P5"><text:span text:style-name="T5">Saturated </text:span></text:p>
            <text:p text:style-name="P3"><text:span text:style-name="T5">Liquid</text:span></text:p>
          </draw:text-box>
        </draw:frame>
        <draw:frame draw:style-name="gr13" draw:text-style-name="P3" draw:layer="layout" svg:width="2.97cm" svg:height="1.2cm" svg:x="6.13cm" svg:y="4.502cm">
          <draw:text-box>
            <text:p text:style-name="P3"><text:span text:style-name="T5">70 bar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999999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04T11:29:21</meta:creation-date>
    <dc:date>2013-01-20T23:39:23</dc:date>
    <dc:creator>Jeff Gomes</dc:creator>
    <meta:editing-duration>PT4H36M33S</meta:editing-duration>
    <meta:editing-cycles>6</meta:editing-cycles>
    <meta:generator>LibreOffice/3.5$Linux_X86_64 LibreOffice_project/350m1$Build-2</meta:generator>
    <meta:document-statistic meta:object-count="58"/>
  </office:meta>
</office:document-meta>
</file>